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in tällä viikolla <text:bookmark-start text:name="__DdeLink__0_220713890"/>Barnes-Hut<text:bookmark-end text:name="__DdeLink__0_220713890"/> simulaatiosta ja enemmän Quadtreestä. </text:p>
      <text:p text:style-name="Standard"/>
      <text:p text:style-name="Standard">Jäi hieman epäselväksi se mitä toteutusdokumenttiin ja testausdokumenttiin pitää laittaa.</text:p>
      <text:p text:style-name="Standard"/>
      <text:p text:style-name="Standard">Sain ensinnäkin verkon ulkonäön luojan toimimaan hyvin ainakin pienillä verkoilla. Sain optimoitua siihen liittyvän repulsion laskemisen O(|V|²) → O(|V|log|V|)hen Barnes-Hut simulaatiolla ja toteutin sitä varten Quadtreen. Tämä optimointi ei toimi hirveän hyvin isoilla ja kaaririkkailla verkoilla ainakaan vielä. Lisäsin UIhin säätövaihtoehtoja Barnes-Hutin optimointia ja satunnaisten verkkojen generointia var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ti Karjalainen</meta:initial-creator>
    <meta:creation-date>2013-06-06T20:03:29</meta:creation-date>
    <dc:date>2013-06-06T20:14:22</dc:date>
    <dc:creator>Antti Karjalainen</dc:creator>
    <meta:editing-duration>PT5M4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" meta:word-count="71" meta:character-count="574" meta:non-whitespace-character-count="574"/>
  </office:meta>
</office:document-meta>
</file>